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1d34e" officeooo:paragraph-rsid="0001d34e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6c2e8" officeooo:paragraph-rsid="0006c2e8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1d34e" officeooo:paragraph-rsid="0001d34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6c2e8" officeooo:paragraph-rsid="0006c2e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1d34e" officeooo:paragraph-rsid="00046b5f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cfc2" officeooo:paragraph-rsid="0004cfc2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cfc2" officeooo:paragraph-rsid="0004cfc2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6c2e8" officeooo:paragraph-rsid="0006c2e8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8871" officeooo:paragraph-rsid="000d8871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6b5f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543b" style:font-weight-asian="normal" style:font-weight-complex="normal"/>
    </style:style>
    <style:style style:name="T5" style:family="text">
      <style:text-properties style:text-underline-style="none" fo:font-weight="normal" officeooo:rsid="00088184" style:font-weight-asian="normal" style:font-weight-complex="normal"/>
    </style:style>
    <style:style style:name="T6" style:family="text">
      <style:text-properties style:text-underline-style="none" fo:font-weight="normal" officeooo:rsid="000eedcf" style:font-weight-asian="normal" style:font-weight-complex="normal"/>
    </style:style>
    <style:style style:name="T7" style:family="text">
      <style:text-properties fo:font-size="16pt" style:text-underline-style="non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And Science Tutors</text:p>
      <text:p text:style-name="P2">(LAST)</text:p>
      <text:p text:style-name="P1"><text:span text:style-name="T7"/></text:p>
      <text:p text:style-name="P1"><text:span text:style-name="T7"/></text:p>
      <text:p text:style-name="P3"><text:span text:style-name="T1"/></text:p>
      <text:p text:style-name="P3"><text:span text:style-name="T1"/></text:p>
      <text:p text:style-name="P5"><text:span text:style-name="T1">Need help with a language that sounds </text:span></text:p>
      <text:p text:style-name="P5"><text:span text:style-name="T2">a bit </text:span><text:span text:style-name="T1">like Parseltongue*?</text:span></text:p>
      <text:p text:style-name="P6"><text:span text:style-name="T1">A science more theoretical than Psychology?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We don't have to be your “last” resort!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Go to room 304 in Frost Hall on any weekday from 6AM to 2AM for free assistance </text:span><text:span text:style-name="T6">with subjects such as Calculus, Chemistry, Japanese, and more</text:span><text:span text:style-name="T3">!</text:span></text:p>
      <text:p text:style-name="P9"><text:span text:style-name="T3">(Dial 510-901-4022 if the room is locked)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4"><text:span text:style-name="T3">*</text:span><text:span text:style-name="T4">We cannot actually instruct in Parseltongue or any programming languages. Sorry </text:span><text:span text:style-name="T5">about that</text:span><text:span text:style-name="T4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5:39:25.525279000</meta:creation-date>
    <dc:date>2014-07-04T06:36:16.587984000</dc:date>
    <meta:editing-duration>PT53M36S</meta:editing-duration>
    <meta:editing-cycles>20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9" meta:word-count="76" meta:character-count="453" meta:non-whitespace-character-count="385"/>
  </office:meta>
</office:document-meta>
</file>